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26pt" officeooo:rsid="0004c40b" officeooo:paragraph-rsid="0004c40b" style:font-size-asian="22.75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zakdolgoz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09-22T22:20:57.054138607</dc:date>
    <meta:editing-duration>PT29M30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4.3.3.2$Linux_X86_64 LibreOffice_project/430m0$Build-2</meta:generator>
  </office:meta>
</office:document-meta>
</file>